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899" officeooo:paragraph-rsid="000a3899"/>
    </style:style>
    <style:style style:name="P2" style:family="paragraph" style:parent-style-name="Standard" style:list-style-name="L1">
      <style:text-properties officeooo:rsid="000a3899" officeooo:paragraph-rsid="000a3899"/>
    </style:style>
    <style:style style:name="P3" style:family="paragraph" style:parent-style-name="Standard" style:list-style-name="L2">
      <style:text-properties officeooo:paragraph-rsid="000a3899"/>
    </style:style>
    <style:style style:name="P4" style:family="paragraph" style:parent-style-name="Standard" style:list-style-name="L4">
      <style:text-properties officeooo:paragraph-rsid="000a3899"/>
    </style:style>
    <style:style style:name="P5" style:family="paragraph" style:parent-style-name="Standard" style:list-style-name="L8">
      <style:text-properties officeooo:paragraph-rsid="000a3899"/>
    </style:style>
    <style:style style:name="P6" style:family="paragraph" style:parent-style-name="Standard" style:list-style-name="L9">
      <style:text-properties officeooo:paragraph-rsid="000a3899"/>
    </style:style>
    <style:style style:name="T1" style:family="text">
      <style:text-properties officeooo:rsid="000a38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to be made in One click cloud Deployment code:</text:p>
      <text:list xml:id="list5950142656985167557" text:style-name="L1">
        <text:list-header>
          <text:p text:style-name="P2"/>
        </text:list-header>
      </text:list>
      <text:list xml:id="list4054923111289109333" text:style-name="L2">
        <text:list-item>
          <text:p text:style-name="P3"><text:span text:style-name="T1">In Views.py file:</text:span></text:p>
        </text:list-item>
      </text:list>
      <text:list xml:id="list131791599284857898" text:style-name="L8">
        <text:list-header>
          <text:p text:style-name="P5"/>
        </text:list-header>
        <text:list-item>
          <text:p text:style-name="P5"><text:span text:style-name="T1">In process_form_data function change the path of test.conf file and test_conf.sh file.</text:span></text:p>
        </text:list-item>
      </text:list>
      <text:list xml:id="list737846338549430712" text:style-name="L4">
        <text:list-header>
          <text:p text:style-name="P4"/>
        </text:list-header>
      </text:list>
      <text:p text:style-name="P1"><text:s text:c="6"/>2. <text:s/>In test_conf.sh file:</text:p>
      <text:p text:style-name="P1"/>
      <text:list xml:id="list2703880182988772830" text:style-name="L9">
        <text:list-item>
          <text:p text:style-name="P6"><text:span text:style-name="T1">Change the path of test.conf file in source statement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56:51.877620304</meta:creation-date>
    <dc:date>2015-07-23T16:04:45.243901244</dc:date>
    <meta:editing-duration>P0D</meta:editing-duration>
    <meta:editing-cycles>1</meta:editing-cycles>
    <meta:document-statistic meta:table-count="0" meta:image-count="0" meta:object-count="0" meta:page-count="1" meta:paragraph-count="8" meta:word-count="44" meta:character-count="248" meta:non-whitespace-character-count="208"/>
    <meta:generator>LibreOffice/4.2.4.2$Linux_X86_64 LibreOffice_project/420m0$Build-2</meta:generator>
  </office:meta>
</office:document-meta>
</file>